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keep-together="true" fo:keep-together="auto"/>
    </style:style>
    <style:style style:name="Tabla2.5" style:family="table-row">
      <style:table-row-properties style:keep-together="true" fo:keep-together="auto"/>
    </style:style>
    <style:style style:name="Tabla2.6" style:family="table-row">
      <style:table-row-properties style:min-row-height="0.334in" style:keep-together="true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3" style:family="table-row">
      <style:table-row-properties style:min-row-height="0.166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style:font-style-asian="italic" style:language-complex="ar" style:country-complex="SA" style:font-weight-complex="bold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0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3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style:snap-to-layout-grid="false"/>
      <style:text-properties fo:color="#000000"/>
    </style:style>
    <style:style style:name="P15" style:family="paragraph" style:parent-style-name="Standard" style:list-style-name="L1">
      <style:paragraph-properties style:snap-to-layout-grid="false"/>
      <style:text-properties fo:color="#000000" style:font-name="Times New Roman" fo:font-weight="normal" style:font-weight-asian="normal" style:font-weight-complex="normal"/>
    </style:style>
    <style:style style:name="P16" style:family="paragraph" style:parent-style-name="Standard" style:list-style-name="L3">
      <style:paragraph-properties style:snap-to-layout-grid="false"/>
      <style:text-properties fo:color="#000000"/>
    </style:style>
    <style:style style:name="P1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2323dc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</text:span><text:span text:style-name="UC_5f_NormalAzul_20_Car"><text:span text:style-name="T5"> Consultar LB</text:span></text:span></text:p>
          </table:table-cell>
          <table:table-cell table:style-name="Tabla1.B1" office:value-type="string">
            <text:p text:style-name="P6">Nro. de Caso de Uso:</text:p>
            <text:p text:style-name="P10">SGC-GDC-01-05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2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2"> Consultar una línea base de un proyecto</text:span><text:span text:style-name="UC_5f_NormalAzul_20_Car"><text:span text:style-name="T3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6">Pre-condiciones:</text:span><text:span text:style-name="UC_5f_NormalAzul_20_Car"><text:span text:style-name="T4"> </text:span></text:span><text:span text:style-name="UC_5f_NormalAzul_20_Car"><text:span text:style-name="T5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UC_5f_NormalAzul_20_Car"><text:span text:style-name="T4"> </text:span></text:span><text:span text:style-name="UC_5f_NormalAzul_20_Car"><text:span text:style-name="T5">Se despliega información de la línea base de un proyect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list xml:id="list28701896" text:style-name="L2">
              <text:list-item>
                <text:p text:style-name="P17">Selecciona una fase.</text:p>
                <text:p text:style-name="P17"/>
              </text:list-item>
            </text:list>
          </table:table-cell>
          <table:table-cell table:style-name="Tabla2.B3" office:value-type="string">
            <text:p text:style-name="P13"/>
          </table:table-cell>
        </table:table-row>
        <table:table-row table:style-name="Tabla2.5">
          <table:table-cell table:style-name="Tabla2.A2" office:value-type="string">
            <text:list xml:id="list28705006" text:style-name="L3">
              <text:list-item>
                <text:p text:style-name="P16">Selecciona una LB.</text:p>
              </text:list-item>
            </text:list>
          </table:table-cell>
          <table:table-cell table:style-name="Tabla2.A1" office:value-type="string">
            <text:list xml:id="list28685010" text:style-name="L1">
              <text:list-header>
                <text:p text:style-name="P15"/>
              </text:list-header>
            </text:list>
          </table:table-cell>
        </table:table-row>
        <table:table-row table:style-name="Tabla2.5">
          <table:table-cell table:style-name="Tabla2.A3" office:value-type="string">
            <text:list xml:id="list28714824" text:continue-list="list28705006" text:style-name="L3">
              <text:list-header>
                <text:p text:style-name="P16"/>
              </text:list-header>
            </text:list>
          </table:table-cell>
          <table:table-cell table:style-name="Tabla2.B3" office:value-type="string">
            <text:list xml:id="list28721767" text:continue-list="list28685010" text:style-name="L1">
              <text:list-item>
                <text:p text:style-name="P15">Despliega una lista de los ítem de la LB.</text:p>
              </text:list-item>
            </text:list>
          </table:table-cell>
        </table:table-row>
        <table:table-row table:style-name="Tabla2.6">
          <table:table-cell table:style-name="Tabla2.A2" office:value-type="string">
            <text:p text:style-name="P9"/>
          </table:table-cell>
          <table:table-cell table:style-name="Tabla2.A1" office:value-type="string">
            <text:list xml:id="list28724572" text:continue-numbering="true" text:style-name="L1">
              <text:list-item>
                <text:p text:style-name="P14">El sistema vuelve a la interfaz de <text:span text:style-name="T1">Tipo de ítem</text:span>(ir al Caso de Uso <text:span text:style-name="T9">SGC-DES-01</text:span><text:span text:style-name="T8">).</text:span></text:p>
              </text:list-item>
            </text:list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7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1.1-Error de conexión con la base de datos. No se despliega la lista de proyectos.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9">SGC-DES-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2</meta:editing-cycles>
    <meta:editing-duration>PT8H3M34S</meta:editing-duration>
    <dc:date>2014-03-17T08:55:43.90</dc:date>
    <meta:generator>LibreOffice/3.5$Windows_x86 LibreOffice_project/7e68ba2-a744ebf-1f241b7-c506db1-7d53735</meta:generator>
    <meta:document-statistic meta:table-count="5" meta:image-count="0" meta:object-count="0" meta:page-count="1" meta:paragraph-count="23" meta:word-count="129" meta:character-count="641" meta:non-whitespace-character-count="692"/>
  </office:meta>
</office:document-meta>
</file>